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FreeMono" svg:font-family="FreeMono" style:font-family-generic="modern" style:font-pitch="fixed"/>
    <style:font-face style:name="DejaVu Math TeX Gyre" svg:font-family="'DejaVu Math TeX Gyre'" style:font-pitch="variable"/>
    <style:font-face style:name="Norasi" svg:font-family="Norasi" style:font-pitch="variable"/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7486in" style:rel-column-width="2518*"/>
    </style:style>
    <style:style style:name="Table1.B" style:family="table-column">
      <style:table-column-properties style:column-width="2.5in" style:rel-column-width="3600*"/>
    </style:style>
    <style:style style:name="Table1.C" style:family="table-column">
      <style:table-column-properties style:column-width="3.4375in" style:rel-column-width="4950*"/>
    </style:style>
    <style:style style:name="Table1.D" style:family="table-column">
      <style:table-column-properties style:column-width="2.4319in" style:rel-column-width="35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e61e9e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0ef918" fo:background-color="transparent" style:font-size-asian="11pt" style:font-size-complex="11pt"/>
    </style:style>
    <style:style style:name="P3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8231f5" fo:background-color="transparent" style:font-size-asian="11pt" style:font-size-complex="11pt"/>
    </style:style>
    <style:style style:name="P4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847c59" fo:background-color="transparent" style:font-size-asian="11pt" style:font-size-complex="11pt"/>
    </style:style>
    <style:style style:name="P5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1cd712" fo:background-color="transparent" style:font-size-asian="11pt" style:font-size-complex="11pt"/>
    </style:style>
    <style:style style:name="P6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49c698" fo:background-color="transparent" style:font-size-asian="11pt" style:font-size-complex="11pt"/>
    </style:style>
    <style:style style:name="P7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4bd683" fo:background-color="transparent" style:font-size-asian="11pt" style:font-size-complex="11pt"/>
    </style:style>
    <style:style style:name="P8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b20492" fo:background-color="transparent" style:font-size-asian="11pt" style:font-size-complex="11pt"/>
    </style:style>
    <style:style style:name="P9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8881e" fo:background-color="transparent" style:font-size-asian="11pt" style:font-size-complex="11pt"/>
    </style:style>
    <style:style style:name="P10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669269" fo:background-color="transparent" style:font-size-asian="11pt" style:font-size-complex="11pt"/>
    </style:style>
    <style:style style:name="P11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6756d1" fo:background-color="transparent" style:font-size-asian="11pt" style:font-size-complex="11pt"/>
    </style:style>
    <style:style style:name="P12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69aec2" fo:background-color="transparent" style:font-size-asian="11pt" style:font-size-complex="11pt"/>
    </style:style>
    <style:style style:name="P13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6b1b86" fo:background-color="transparent" style:font-size-asian="11pt" style:font-size-complex="11pt"/>
    </style:style>
    <style:style style:name="P14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a6b8f" fo:background-color="transparent" style:font-size-asian="11pt" style:font-size-complex="11pt"/>
    </style:style>
    <style:style style:name="P15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c38edd" fo:background-color="transparent" style:font-size-asian="11pt" style:font-size-complex="11pt"/>
    </style:style>
    <style:style style:name="P16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b157a" fo:background-color="transparent" style:font-size-asian="11pt" style:font-size-complex="11pt"/>
    </style:style>
    <style:style style:name="P17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c5e6d" fo:background-color="transparent" style:font-size-asian="11pt" style:font-size-complex="11pt"/>
    </style:style>
    <style:style style:name="P18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c85fbe" fo:background-color="transparent" style:font-size-asian="11pt" style:font-size-complex="11pt"/>
    </style:style>
    <style:style style:name="P19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0efa2a" fo:background-color="transparent" style:font-size-asian="11pt" style:font-size-complex="11pt"/>
    </style:style>
    <style:style style:name="P20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cea39" fo:background-color="transparent" style:font-size-asian="11pt" style:font-size-complex="11pt"/>
    </style:style>
    <style:style style:name="P21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0f4f46" fo:background-color="transparent" style:font-size-asian="11pt" style:font-size-complex="11pt"/>
    </style:style>
    <style:style style:name="P22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f7f1e7" fo:background-color="transparent" style:font-size-asian="11pt" style:font-size-complex="11pt"/>
    </style:style>
    <style:style style:name="P23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f617bb" fo:background-color="transparent" style:font-size-asian="11pt" style:font-size-complex="11pt"/>
    </style:style>
    <style:style style:name="P24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fb5257" fo:background-color="transparent" style:font-size-asian="11pt" style:font-size-complex="11pt"/>
    </style:style>
    <style:style style:name="P25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3639ae" fo:background-color="transparent" style:font-size-asian="11pt" style:font-size-complex="11pt"/>
    </style:style>
    <style:style style:name="P26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d35bd" fo:background-color="transparent" style:font-size-asian="11pt" style:font-size-complex="11pt"/>
    </style:style>
    <style:style style:name="P27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ae3c8e" fo:background-color="transparent" style:font-size-asian="11pt" style:font-size-complex="11pt"/>
    </style:style>
    <style:style style:name="P28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1f14d1" fo:background-color="transparent" style:font-size-asian="11pt" style:font-size-complex="11pt"/>
    </style:style>
    <style:style style:name="P29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038a391" fo:background-color="transparent" style:font-size-asian="11pt" style:font-size-complex="11pt"/>
    </style:style>
    <style:style style:name="P30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3b67ba" fo:background-color="transparent" style:font-size-asian="11pt" style:font-size-complex="11pt"/>
    </style:style>
    <style:style style:name="P31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3c9c79" fo:background-color="transparent" style:font-size-asian="11pt" style:font-size-complex="11pt"/>
    </style:style>
    <style:style style:name="P32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3cd85e" fo:background-color="transparent" style:font-size-asian="11pt" style:font-size-complex="11pt"/>
    </style:style>
    <style:style style:name="P33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3e6c50" fo:background-color="transparent" style:font-size-asian="11pt" style:font-size-complex="11pt"/>
    </style:style>
    <style:style style:name="P34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3ed787" fo:background-color="transparent" style:font-size-asian="11pt" style:font-size-complex="11pt"/>
    </style:style>
    <style:style style:name="P35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4037b4" fo:background-color="transparent" style:font-size-asian="11pt" style:font-size-complex="11pt"/>
    </style:style>
    <style:style style:name="P36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40da74" fo:background-color="transparent" style:font-size-asian="11pt" style:font-size-complex="11pt"/>
    </style:style>
    <style:style style:name="P37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433626" fo:background-color="transparent" style:font-size-asian="11pt" style:font-size-complex="11pt"/>
    </style:style>
    <style:style style:name="P38" style:family="paragraph" style:parent-style-name="Standard">
      <style:paragraph-properties style:line-height-at-least="0.198in"/>
      <style:text-properties fo:color="#000000" style:font-name="FreeSerif" fo:font-size="11pt" fo:font-weight="normal" officeooo:paragraph-rsid="01451f55" fo:background-color="transparent" style:font-size-asian="11pt" style:font-size-complex="11pt"/>
    </style:style>
    <style:style style:name="P39" style:family="paragraph" style:parent-style-name="Standard">
      <style:paragraph-properties style:line-height-at-least="0.198in"/>
      <style:text-properties fo:color="#000000" style:font-name="FreeSerif" fo:font-size="11pt" fo:font-weight="normal" officeooo:rsid="001f1228" officeooo:paragraph-rsid="001f1228" fo:background-color="transparent" style:font-size-asian="11pt" style:font-size-complex="11pt"/>
    </style:style>
    <style:style style:name="P40" style:family="paragraph" style:parent-style-name="Standard">
      <style:paragraph-properties style:line-height-at-least="0.198in"/>
      <style:text-properties fo:color="#000000" style:font-name="FreeSerif" fo:font-size="11pt" fo:font-weight="normal" officeooo:rsid="001e203c" officeooo:paragraph-rsid="00aed26e" fo:background-color="transparent" style:font-size-asian="11pt" style:font-size-complex="11pt"/>
    </style:style>
    <style:style style:name="P41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901ab7" fo:background-color="transparent" style:font-size-asian="11pt" style:font-size-complex="11pt"/>
    </style:style>
    <style:style style:name="P42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92d2fd" fo:background-color="transparent" style:font-size-asian="11pt" style:font-size-complex="11pt"/>
    </style:style>
    <style:style style:name="P43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b20492" fo:background-color="transparent" style:font-size-asian="11pt" style:font-size-complex="11pt"/>
    </style:style>
    <style:style style:name="P44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b47d5c" fo:background-color="transparent" style:font-size-asian="11pt" style:font-size-complex="11pt"/>
    </style:style>
    <style:style style:name="P45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a29fa3" fo:background-color="transparent" style:font-size-asian="11pt" style:font-size-complex="11pt"/>
    </style:style>
    <style:style style:name="P46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a49635" fo:background-color="transparent" style:font-size-asian="11pt" style:font-size-complex="11pt"/>
    </style:style>
    <style:style style:name="P47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cd73cc" fo:background-color="transparent" style:font-size-asian="11pt" style:font-size-complex="11pt"/>
    </style:style>
    <style:style style:name="P48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b746fe" fo:background-color="transparent" style:font-size-asian="11pt" style:font-size-complex="11pt"/>
    </style:style>
    <style:style style:name="P49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cb0b6c" fo:background-color="transparent" style:font-size-asian="11pt" style:font-size-complex="11pt"/>
    </style:style>
    <style:style style:name="P50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a59b51" fo:background-color="transparent" style:font-size-asian="11pt" style:font-size-complex="11pt"/>
    </style:style>
    <style:style style:name="P51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ca5a82" fo:background-color="transparent" style:font-size-asian="11pt" style:font-size-complex="11pt"/>
    </style:style>
    <style:style style:name="P52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d3bbe3" fo:background-color="transparent" style:font-size-asian="11pt" style:font-size-complex="11pt"/>
    </style:style>
    <style:style style:name="P53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a73d9f" fo:background-color="transparent" style:font-size-asian="11pt" style:font-size-complex="11pt"/>
    </style:style>
    <style:style style:name="P54" style:family="paragraph" style:parent-style-name="Standard">
      <style:paragraph-properties style:line-height-at-least="0.198in"/>
      <style:text-properties fo:color="#000000" style:font-name="FreeSerif" fo:font-size="11pt" fo:font-weight="normal" officeooo:rsid="0017c20b" officeooo:paragraph-rsid="00cadc05" fo:background-color="transparent" style:font-size-asian="11pt" style:font-size-complex="11pt"/>
    </style:style>
    <style:style style:name="P55" style:family="paragraph" style:parent-style-name="Standard">
      <style:paragraph-properties style:line-height-at-least="0.198in"/>
      <style:text-properties fo:color="#000000" style:font-name="FreeSerif" fo:font-size="11pt" fo:font-style="italic" fo:font-weight="normal" officeooo:paragraph-rsid="00a75e77" fo:background-color="transparent" style:font-size-asian="11pt" style:font-style-asian="italic" style:font-size-complex="11pt" style:font-style-complex="italic"/>
    </style:style>
    <style:style style:name="P56" style:family="paragraph" style:parent-style-name="Standard">
      <style:paragraph-properties style:line-height-at-least="0.198in"/>
      <style:text-properties fo:color="#000000" style:font-name="FreeSerif" fo:font-size="11pt" fo:font-style="italic" fo:font-weight="normal" officeooo:paragraph-rsid="01372233" fo:background-color="transparent" style:font-size-asian="11pt" style:font-style-asian="italic" style:font-size-complex="11pt" style:font-style-complex="italic"/>
    </style:style>
    <style:style style:name="P57" style:family="paragraph" style:parent-style-name="Standard">
      <style:paragraph-properties style:line-height-at-least="0.198in" fo:text-align="center" style:justify-single-word="false"/>
      <style:text-properties fo:color="#000000" style:font-name="FreeSerif" fo:font-size="12pt" fo:font-style="normal" fo:font-weight="bold" officeooo:paragraph-rsid="012f47d9" fo:background-color="transparent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style:line-height-at-least="0.198in" fo:text-align="center" style:justify-single-word="false"/>
      <style:text-properties fo:color="#000000" style:font-name="FreeSerif" fo:font-size="12pt" fo:font-style="normal" fo:font-weight="bold" officeooo:paragraph-rsid="012e5d45" fo:background-color="transparent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style:line-height-at-least="0.198in" fo:text-align="center" style:justify-single-word="false"/>
      <style:text-properties fo:color="#000000" style:font-name="FreeSerif" fo:font-size="12pt" fo:font-weight="bold" officeooo:paragraph-rsid="000ef918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style:line-height-at-least="0.198in" fo:text-align="center" style:justify-single-word="false"/>
      <style:text-properties fo:color="#000000" style:font-name="FreeSerif" fo:font-size="12pt" fo:font-weight="bold" officeooo:paragraph-rsid="000efa2a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style:line-height-at-least="0.198in" fo:text-align="center" style:justify-single-word="false"/>
      <style:text-properties fo:color="#000000" style:font-name="FreeSerif" fo:font-size="12pt" fo:font-weight="bold" officeooo:paragraph-rsid="000f4f46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0d59d0c" fo:background-color="transparent" style:font-size-asian="11pt" style:font-size-complex="11pt"/>
    </style:style>
    <style:style style:name="P63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11b1aff" fo:background-color="transparent" style:font-size-asian="11pt" style:font-size-complex="11pt"/>
    </style:style>
    <style:style style:name="P64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rsid="0017c20b" officeooo:paragraph-rsid="00ca5a82" fo:background-color="transparent" style:font-size-asian="11pt" style:font-size-complex="11pt"/>
    </style:style>
    <style:style style:name="P65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rsid="0017c20b" officeooo:paragraph-rsid="003639ae" fo:background-color="transparent" style:font-size-asian="11pt" style:font-size-complex="11pt"/>
    </style:style>
    <style:style style:name="P66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rsid="0017c20b" officeooo:paragraph-rsid="007801de" fo:background-color="transparent" style:font-size-asian="11pt" style:font-size-complex="11pt"/>
    </style:style>
    <style:style style:name="P67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101f28e" fo:background-color="transparent" style:font-size-asian="11pt" style:font-size-complex="11pt"/>
    </style:style>
    <style:style style:name="P68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10ae176" fo:background-color="transparent" style:font-size-asian="11pt" style:font-size-complex="11pt"/>
    </style:style>
    <style:style style:name="P69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10be690" fo:background-color="transparent" style:font-size-asian="11pt" style:font-size-complex="11pt"/>
    </style:style>
    <style:style style:name="P70" style:family="paragraph" style:parent-style-name="Standard">
      <style:paragraph-properties style:line-height-at-least="0.198in"/>
      <style:text-properties style:use-window-font-color="true" style:font-name="FreeSerif" fo:font-size="11pt" fo:font-weight="normal" officeooo:paragraph-rsid="010de519" fo:background-color="transparent" style:font-size-asian="11pt" style:font-size-complex="11pt"/>
    </style:style>
    <style:style style:name="P71" style:family="paragraph" style:parent-style-name="Standard">
      <style:paragraph-properties style:line-height-at-least="0.198in"/>
      <style:text-properties style:use-window-font-color="true" style:font-name="FreeSerif" fo:font-size="11pt" fo:font-style="italic" fo:font-weight="normal" officeooo:paragraph-rsid="00876fe9" fo:background-color="transparent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e0195" fo:background-color="transparent" style:font-size-asian="11pt" style:font-size-complex="11pt"/>
    </style:style>
    <style:style style:name="P73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80c46a" fo:background-color="transparent" style:font-size-asian="11pt" style:font-size-complex="11pt"/>
    </style:style>
    <style:style style:name="P74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8ac405" fo:background-color="transparent" style:font-size-asian="11pt" style:font-size-complex="11pt"/>
    </style:style>
    <style:style style:name="P75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2b111" fo:background-color="transparent" style:font-size-asian="11pt" style:font-size-complex="11pt"/>
    </style:style>
    <style:style style:name="P76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8c7f4" fo:background-color="transparent" style:font-size-asian="11pt" style:font-size-complex="11pt"/>
    </style:style>
    <style:style style:name="P77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b13c5" fo:background-color="transparent" style:font-size-asian="11pt" style:font-size-complex="11pt"/>
    </style:style>
    <style:style style:name="P78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cfc23" fo:background-color="transparent" style:font-size-asian="11pt" style:font-size-complex="11pt"/>
    </style:style>
    <style:style style:name="P79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9d3b26" fo:background-color="transparent" style:font-size-asian="11pt" style:font-size-complex="11pt"/>
    </style:style>
    <style:style style:name="P80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14f9193" fo:background-color="transparent" style:font-size-asian="11pt" style:font-size-complex="11pt"/>
    </style:style>
    <style:style style:name="P81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155d931" fo:background-color="transparent" style:font-size-asian="11pt" style:font-size-complex="11pt"/>
    </style:style>
    <style:style style:name="P82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1613c56" fo:background-color="transparent" style:font-size-asian="11pt" style:font-size-complex="11pt"/>
    </style:style>
    <style:style style:name="P83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161daa9" fo:background-color="transparent" style:font-size-asian="11pt" style:font-size-complex="11pt"/>
    </style:style>
    <style:style style:name="P84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1629e05" fo:background-color="transparent" style:font-size-asian="11pt" style:font-size-complex="11pt"/>
    </style:style>
    <style:style style:name="P85" style:family="paragraph" style:parent-style-name="Table_20_Contents">
      <style:paragraph-properties style:line-height-at-least="0.198in"/>
      <style:text-properties fo:color="#000000" style:font-name="FreeSerif" fo:font-size="11pt" fo:font-weight="normal" officeooo:rsid="0017c20b" officeooo:paragraph-rsid="00fb9b74" fo:background-color="transparent" style:font-size-asian="11pt" style:font-size-complex="11pt"/>
    </style:style>
    <style:style style:name="P86" style:family="paragraph" style:parent-style-name="Table_20_Contents">
      <style:text-properties fo:color="#000000" style:font-name="FreeSerif" fo:font-size="11pt" fo:background-color="transparent" style:font-size-asian="11pt" style:font-size-complex="11pt"/>
    </style:style>
    <style:style style:name="P87" style:family="paragraph" style:parent-style-name="Table_20_Contents">
      <style:text-properties fo:color="#000000" style:font-name="FreeSerif" fo:font-size="11pt" officeooo:rsid="0017c20b" officeooo:paragraph-rsid="00a7bfa7" fo:background-color="transparent" style:font-size-asian="11pt" style:font-size-complex="11pt"/>
    </style:style>
    <style:style style:name="P88" style:family="paragraph" style:parent-style-name="Table_20_Contents">
      <style:text-properties fo:color="#000000" style:font-name="FreeSerif" fo:font-size="11pt" officeooo:rsid="0017c20b" officeooo:paragraph-rsid="00a781c9" fo:background-color="transparent" style:font-size-asian="11pt" style:font-size-complex="11pt"/>
    </style:style>
    <style:style style:name="P89" style:family="paragraph" style:parent-style-name="Table_20_Contents">
      <style:text-properties fo:color="#000000" style:font-name="FreeSerif" fo:font-size="11pt" officeooo:rsid="0017c20b" officeooo:paragraph-rsid="0017c20b" fo:background-color="transparent" style:font-size-asian="11pt" style:font-size-complex="11pt"/>
    </style:style>
    <style:style style:name="P90" style:family="paragraph" style:parent-style-name="Table_20_Contents">
      <style:paragraph-properties style:line-height-at-least="0.198in"/>
      <style:text-properties style:use-window-font-color="true" style:font-name="FreeSerif" fo:font-size="11pt" fo:font-weight="normal" officeooo:rsid="0017c20b" officeooo:paragraph-rsid="009cfe74" fo:background-color="transparent" style:font-size-asian="11pt" style:font-size-complex="11pt"/>
    </style:style>
    <style:style style:name="P91" style:family="paragraph" style:parent-style-name="Table_20_Heading">
      <style:text-properties fo:color="#000000" style:font-name="FreeSerif" fo:font-size="12pt" officeooo:rsid="000bc595" officeooo:paragraph-rsid="000bc595" fo:background-color="transparent" style:font-size-asian="12pt" style:font-size-complex="12pt"/>
    </style:style>
    <style:style style:name="P92" style:family="paragraph" style:parent-style-name="Table_20_Heading">
      <style:text-properties fo:color="#000000" style:font-name="FreeSerif" fo:font-size="11pt" officeooo:rsid="000bc595" officeooo:paragraph-rsid="000bc595" fo:background-color="transparent" style:font-size-asian="11pt" style:font-size-complex="11pt"/>
    </style:style>
    <style:style style:name="T1" style:family="text">
      <style:text-properties officeooo:rsid="0011db32"/>
    </style:style>
    <style:style style:name="T2" style:family="text">
      <style:text-properties officeooo:rsid="0016b9af"/>
    </style:style>
    <style:style style:name="T3" style:family="text">
      <style:text-properties officeooo:rsid="00186042"/>
    </style:style>
    <style:style style:name="T4" style:family="text">
      <style:text-properties officeooo:rsid="00190a02"/>
    </style:style>
    <style:style style:name="T5" style:family="text">
      <style:text-properties officeooo:rsid="001e203c"/>
    </style:style>
    <style:style style:name="T6" style:family="text">
      <style:text-properties officeooo:rsid="0020f8f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0f8fc" style:font-style-asian="italic" style:font-style-complex="italic"/>
    </style:style>
    <style:style style:name="T9" style:family="text">
      <style:text-properties fo:font-style="italic" officeooo:rsid="004881f0" style:font-style-asian="italic" style:font-style-complex="italic"/>
    </style:style>
    <style:style style:name="T10" style:family="text">
      <style:text-properties fo:font-style="italic" officeooo:rsid="005edc79" style:font-style-asian="italic" style:font-style-complex="italic"/>
    </style:style>
    <style:style style:name="T11" style:family="text">
      <style:text-properties fo:font-style="italic" officeooo:rsid="005fdaef" style:font-style-asian="italic" style:font-style-complex="italic"/>
    </style:style>
    <style:style style:name="T12" style:family="text">
      <style:text-properties fo:font-style="italic" officeooo:rsid="006c7b61" style:font-style-asian="italic" style:font-style-complex="italic"/>
    </style:style>
    <style:style style:name="T13" style:family="text">
      <style:text-properties fo:font-style="italic" officeooo:rsid="0080c46a" style:font-style-asian="italic" style:font-style-complex="italic"/>
    </style:style>
    <style:style style:name="T14" style:family="text">
      <style:text-properties fo:font-style="italic" officeooo:rsid="00531dd7" style:font-style-asian="italic" style:font-style-complex="italic"/>
    </style:style>
    <style:style style:name="T15" style:family="text">
      <style:text-properties fo:font-style="italic" officeooo:rsid="00b746fe" style:font-style-asian="italic" style:font-style-complex="italic"/>
    </style:style>
    <style:style style:name="T16" style:family="text">
      <style:text-properties fo:font-style="italic" officeooo:rsid="00daf077" style:font-style-asian="italic" style:font-style-complex="italic"/>
    </style:style>
    <style:style style:name="T17" style:family="text">
      <style:text-properties fo:font-style="italic" style:font-style-asian="italic" style:font-style-complex="italic" fo:background-color="#ffffff"/>
    </style:style>
    <style:style style:name="T18" style:family="text">
      <style:text-properties fo:font-style="italic" officeooo:rsid="00eee478" style:font-style-asian="italic" style:font-style-complex="italic"/>
    </style:style>
    <style:style style:name="T19" style:family="text">
      <style:text-properties fo:font-style="italic" officeooo:rsid="00ef34ef" style:font-style-asian="italic" style:font-style-complex="italic"/>
    </style:style>
    <style:style style:name="T20" style:family="text">
      <style:text-properties fo:font-style="italic" officeooo:rsid="010389a3" style:font-style-asian="italic" style:font-style-complex="italic"/>
    </style:style>
    <style:style style:name="T21" style:family="text">
      <style:text-properties fo:font-style="italic" officeooo:rsid="010b4e73" style:font-style-asian="italic" style:font-style-complex="italic"/>
    </style:style>
    <style:style style:name="T22" style:family="text">
      <style:text-properties fo:font-style="italic" officeooo:rsid="0045554b" style:font-style-asian="italic" style:font-style-complex="italic"/>
    </style:style>
    <style:style style:name="T23" style:family="text">
      <style:text-properties fo:font-style="italic" officeooo:rsid="013c9c79" style:font-style-asian="italic" style:font-style-complex="italic"/>
    </style:style>
    <style:style style:name="T24" style:family="text">
      <style:text-properties fo:font-style="italic" officeooo:rsid="003edc20" style:font-style-asian="italic" style:font-style-complex="italic"/>
    </style:style>
    <style:style style:name="T25" style:family="text">
      <style:text-properties fo:font-style="italic" officeooo:rsid="004c7d39" style:font-style-asian="italic" style:font-style-complex="italic"/>
    </style:style>
    <style:style style:name="T26" style:family="text">
      <style:text-properties fo:font-style="italic" officeooo:rsid="00474848" style:font-style-asian="italic" style:font-style-complex="italic"/>
    </style:style>
    <style:style style:name="T27" style:family="text">
      <style:text-properties fo:font-style="italic" officeooo:rsid="01428a39" style:font-style-asian="italic" style:font-style-complex="italic"/>
    </style:style>
    <style:style style:name="T28" style:family="text">
      <style:text-properties fo:font-style="italic" officeooo:rsid="001e203c" style:font-style-asian="italic" style:font-style-complex="italic"/>
    </style:style>
    <style:style style:name="T29" style:family="text">
      <style:text-properties fo:font-style="italic" style:font-size-asian="11pt" style:font-style-asian="italic" style:font-size-complex="11pt" style:font-style-complex="italic" fo:background-color="#ffffff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20f8fc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80c46a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881f0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9f035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c7b61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cd73cc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b746fe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cb8c4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daf077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 fo:background-color="#ffffff"/>
    </style:style>
    <style:style style:name="T41" style:family="text">
      <style:text-properties fo:font-style="italic" fo:font-weight="bold" officeooo:rsid="010389a3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0b4e73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style:font-size-asian="11pt" style:font-style-asian="italic" style:font-weight-asian="bold" style:font-size-complex="11pt" style:font-style-complex="italic" style:font-weight-complex="bold" fo:background-color="#ffffff"/>
    </style:style>
    <style:style style:name="T44" style:family="text">
      <style:text-properties fo:font-style="normal" officeooo:rsid="0020f8fc" style:font-style-asian="normal" style:font-style-complex="normal"/>
    </style:style>
    <style:style style:name="T45" style:family="text">
      <style:text-properties fo:font-style="normal" officeooo:rsid="00225977" style:font-style-asian="normal" style:font-style-complex="normal"/>
    </style:style>
    <style:style style:name="T46" style:family="text">
      <style:text-properties fo:font-style="normal" officeooo:rsid="00876fe9" style:font-style-asian="normal" style:font-style-complex="normal"/>
    </style:style>
    <style:style style:name="T47" style:family="text">
      <style:text-properties fo:font-style="normal" officeooo:rsid="00a75e77" style:font-style-asian="normal" style:font-style-complex="normal"/>
    </style:style>
    <style:style style:name="T48" style:family="text">
      <style:text-properties fo:font-style="normal" officeooo:rsid="00e381f5" style:font-style-asian="normal" style:font-style-complex="normal" fo:background-color="#ffffff"/>
    </style:style>
    <style:style style:name="T49" style:family="text">
      <style:text-properties fo:font-style="normal" officeooo:rsid="001e203c" style:font-style-asian="normal" style:font-style-complex="normal"/>
    </style:style>
    <style:style style:name="T50" style:family="text">
      <style:text-properties fo:font-style="normal" officeooo:rsid="014f9193" style:font-style-asian="normal" style:font-style-complex="normal"/>
    </style:style>
    <style:style style:name="T51" style:family="text">
      <style:text-properties fo:font-style="normal" officeooo:rsid="00e19916" style:font-style-asian="normal" style:font-weight-asian="normal" style:font-style-complex="normal" style:font-weight-complex="normal" fo:background-color="#ffffff"/>
    </style:style>
    <style:style style:name="T52" style:family="text">
      <style:text-properties fo:font-style="normal" officeooo:rsid="00e381f5" style:font-style-asian="normal" style:font-weight-asian="normal" style:font-style-complex="normal" style:font-weight-complex="normal" fo:background-color="#ffffff"/>
    </style:style>
    <style:style style:name="T53" style:family="text">
      <style:text-properties fo:font-style="normal" officeooo:rsid="00e6f0e5" style:font-style-asian="normal" style:font-weight-asian="normal" style:font-style-complex="normal" style:font-weight-complex="normal" fo:background-color="#ffffff"/>
    </style:style>
    <style:style style:name="T54" style:family="text">
      <style:text-properties officeooo:rsid="003c571a"/>
    </style:style>
    <style:style style:name="T55" style:family="text">
      <style:text-properties officeooo:rsid="003e2fc0"/>
    </style:style>
    <style:style style:name="T56" style:family="text">
      <style:text-properties officeooo:rsid="003edc20"/>
    </style:style>
    <style:style style:name="T57" style:family="text">
      <style:text-properties officeooo:rsid="003edde2"/>
    </style:style>
    <style:style style:name="T58" style:family="text">
      <style:text-properties officeooo:rsid="00420c78"/>
    </style:style>
    <style:style style:name="T59" style:family="text">
      <style:text-properties officeooo:rsid="0043dacd"/>
    </style:style>
    <style:style style:name="T60" style:family="text">
      <style:text-properties officeooo:rsid="0045554b"/>
    </style:style>
    <style:style style:name="T61" style:family="text">
      <style:text-properties officeooo:rsid="00474848"/>
    </style:style>
    <style:style style:name="T62" style:family="text">
      <style:text-properties officeooo:rsid="004881f0"/>
    </style:style>
    <style:style style:name="T63" style:family="text">
      <style:text-properties officeooo:rsid="0049c698"/>
    </style:style>
    <style:style style:name="T64" style:family="text">
      <style:text-properties officeooo:rsid="004c7d39"/>
    </style:style>
    <style:style style:name="T65" style:family="text">
      <style:text-properties officeooo:rsid="00512dc9"/>
    </style:style>
    <style:style style:name="T66" style:family="text">
      <style:text-properties officeooo:rsid="00529f6b"/>
    </style:style>
    <style:style style:name="T67" style:family="text">
      <style:text-properties officeooo:rsid="00531dd7"/>
    </style:style>
    <style:style style:name="T68" style:family="text">
      <style:text-properties officeooo:rsid="0059f035"/>
    </style:style>
    <style:style style:name="T69" style:family="text">
      <style:text-properties officeooo:rsid="00669269"/>
    </style:style>
    <style:style style:name="T70" style:family="text">
      <style:text-properties officeooo:rsid="006c7b61"/>
    </style:style>
    <style:style style:name="T71" style:family="text">
      <style:text-properties officeooo:rsid="007e686e"/>
    </style:style>
    <style:style style:name="T72" style:family="text">
      <style:text-properties style:use-window-font-color="true" fo:font-style="normal" officeooo:rsid="0020f8fc" fo:background-color="#ffffff" loext:char-shading-value="0" style:font-style-asian="normal" style:font-style-complex="normal"/>
    </style:style>
    <style:style style:name="T73" style:family="text">
      <style:text-properties style:use-window-font-color="true" fo:font-style="normal" officeooo:rsid="00225977" fo:background-color="#ffffff" loext:char-shading-value="0" style:font-style-asian="normal" style:font-style-complex="normal"/>
    </style:style>
    <style:style style:name="T74" style:family="text">
      <style:text-properties style:use-window-font-color="true" fo:font-style="normal" officeooo:rsid="00876fe9" fo:background-color="#ffffff" loext:char-shading-value="0" style:font-style-asian="normal" style:font-style-complex="normal"/>
    </style:style>
    <style:style style:name="T75" style:family="text">
      <style:text-properties style:use-window-font-color="true" fo:font-style="normal" officeooo:rsid="0135330a" fo:background-color="#ffffff" loext:char-shading-value="0" style:font-style-asian="normal" style:font-style-complex="normal"/>
    </style:style>
    <style:style style:name="T76" style:family="text">
      <style:text-properties style:use-window-font-color="true" fo:font-style="normal" officeooo:rsid="00a75e77" fo:background-color="#ffffff" loext:char-shading-value="0" style:font-style-asian="normal" style:font-style-complex="normal"/>
    </style:style>
    <style:style style:name="T77" style:family="text">
      <style:text-properties style:use-window-font-color="true" fo:font-style="italic" officeooo:rsid="00225977" fo:background-color="#ffffff" loext:char-shading-value="0" style:font-style-asian="italic" style:font-style-complex="italic"/>
    </style:style>
    <style:style style:name="T78" style:family="text">
      <style:text-properties style:use-window-font-color="true" fo:font-style="italic" officeooo:rsid="00876fe9" fo:background-color="#ffffff" loext:char-shading-value="0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style:use-window-font-color="true" fo:font-style="italic" style:font-style-asian="italic" style:font-style-complex="italic" fo:background-color="#ffffff"/>
    </style:style>
    <style:style style:name="T81" style:family="text">
      <style:text-properties style:use-window-font-color="true" fo:font-style="italic" officeooo:rsid="001e203c" style:font-style-asian="italic" style:font-style-complex="italic" fo:background-color="#ffffff"/>
    </style:style>
    <style:style style:name="T82" style:family="text">
      <style:text-properties style:use-window-font-color="true" fo:font-style="italic" fo:font-weight="bold" officeooo:rsid="00225977" fo:background-color="#ffffff" loext:char-shading-value="0" style:font-style-asian="italic" style:font-weight-asian="bold" style:font-style-complex="italic" style:font-weight-complex="bold"/>
    </style:style>
    <style:style style:name="T83" style:family="text">
      <style:text-properties style:use-window-font-color="true" fo:font-style="italic" fo:font-weight="bold" officeooo:rsid="001e203c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style:use-window-font-color="true" fo:font-style="italic" fo:font-weight="bold" style:font-style-asian="italic" style:font-weight-asian="bold" style:font-style-complex="italic" style:font-weight-complex="bold" fo:background-color="#ffffff"/>
    </style:style>
    <style:style style:name="T85" style:family="text">
      <style:text-properties style:use-window-font-color="true" fo:font-style="italic" fo:font-weight="bold" officeooo:rsid="001e203c" style:font-style-asian="italic" style:font-weight-asian="bold" style:font-style-complex="italic" style:font-weight-complex="bold" fo:background-color="#ffffff"/>
    </style:style>
    <style:style style:name="T86" style:family="text">
      <style:text-properties style:use-window-font-color="true" officeooo:rsid="00d03bfe" fo:background-color="#ffffff"/>
    </style:style>
    <style:style style:name="T87" style:family="text">
      <style:text-properties style:use-window-font-color="true" officeooo:rsid="001e203c"/>
    </style:style>
    <style:style style:name="T88" style:family="text">
      <style:text-properties style:use-window-font-color="true" officeooo:rsid="001e203c" fo:background-color="#ffffff"/>
    </style:style>
    <style:style style:name="T89" style:family="text">
      <style:text-properties style:use-window-font-color="true" fo:font-size="10.5pt" fo:font-style="italic" fo:font-weight="bold" style:font-style-asian="italic" style:font-weight-asian="bold" style:font-style-complex="italic" style:font-weight-complex="bold" fo:background-color="#ffffff"/>
    </style:style>
    <style:style style:name="T90" style:family="text">
      <style:text-properties style:use-window-font-color="true" fo:font-size="10.5pt" officeooo:rsid="00d0df19" fo:background-color="#ffffff"/>
    </style:style>
    <style:style style:name="T91" style:family="text">
      <style:text-properties style:use-window-font-color="true" fo:font-size="10.5pt" fo:font-weight="bold" officeooo:rsid="001e203c" fo:background-color="#ffffff" loext:char-shading-value="0" style:font-weight-asian="bold" style:font-weight-complex="bold"/>
    </style:style>
    <style:style style:name="T92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93" style:family="text">
      <style:text-properties style:use-window-font-color="true" fo:font-weight="bold" officeooo:rsid="00a75e77" fo:background-color="#ffffff" loext:char-shading-value="0" style:font-weight-asian="bold" style:font-weight-complex="bold"/>
    </style:style>
    <style:style style:name="T94" style:family="text">
      <style:text-properties style:use-window-font-color="true" fo:font-weight="bold" officeooo:rsid="001e203c" fo:background-color="#ffffff" loext:char-shading-value="0" style:font-weight-asian="bold" style:font-weight-complex="bold"/>
    </style:style>
    <style:style style:name="T95" style:family="text">
      <style:text-properties style:use-window-font-color="true" officeooo:rsid="00d0df19" fo:background-color="#ffffff"/>
    </style:style>
    <style:style style:name="T96" style:family="text">
      <style:text-properties officeooo:rsid="00876fe9"/>
    </style:style>
    <style:style style:name="T97" style:family="text">
      <style:text-properties officeooo:rsid="00a73d9f"/>
    </style:style>
    <style:style style:name="T98" style:family="text">
      <style:text-properties officeooo:rsid="00a75e77"/>
    </style:style>
    <style:style style:name="T99" style:family="text">
      <style:text-properties officeooo:rsid="00b746fe"/>
    </style:style>
    <style:style style:name="T100" style:family="text">
      <style:text-properties officeooo:rsid="00b9644b"/>
    </style:style>
    <style:style style:name="T101" style:family="text">
      <style:text-properties officeooo:rsid="00c0e203"/>
    </style:style>
    <style:style style:name="T102" style:family="text">
      <style:text-properties officeooo:rsid="00c11e4a"/>
    </style:style>
    <style:style style:name="T103" style:family="text">
      <style:text-properties officeooo:rsid="00c38edd"/>
    </style:style>
    <style:style style:name="T104" style:family="text">
      <style:text-properties officeooo:rsid="00c5ffa1"/>
    </style:style>
    <style:style style:name="T105" style:family="text">
      <style:text-properties fo:color="#000000" officeooo:rsid="00e0bc84"/>
    </style:style>
    <style:style style:name="T106" style:family="text">
      <style:text-properties fo:color="#000000" fo:font-style="italic" style:font-style-asian="italic" style:font-style-complex="italic"/>
    </style:style>
    <style:style style:name="T107" style:family="text">
      <style:text-properties fo:color="#000000" fo:font-style="italic" officeooo:rsid="010573a8" style:font-style-asian="italic" style:font-style-complex="italic"/>
    </style:style>
    <style:style style:name="T108" style:family="text">
      <style:text-properties fo:color="#000000" fo:font-style="italic" officeooo:rsid="0104e731" style:font-style-asian="italic" style:font-style-complex="italic"/>
    </style:style>
    <style:style style:name="T109" style:family="text">
      <style:text-properties fo:color="#000000" fo:font-style="italic" officeooo:rsid="010b4e73" style:font-style-asian="italic" style:font-style-complex="italic"/>
    </style:style>
    <style:style style:name="T110" style:family="text">
      <style:text-properties fo:color="#000000" fo:font-style="italic" style:font-size-asian="11pt" style:font-style-asian="italic" style:font-size-complex="11pt" style:font-style-complex="italic"/>
    </style:style>
    <style:style style:name="T111" style:family="text">
      <style:text-properties fo:color="#000000" fo:font-style="italic" fo:font-weight="bold" officeooo:rsid="010b4e73" style:font-style-asian="italic" style:font-weight-asian="bold" style:font-style-complex="italic" style:font-weight-complex="bold"/>
    </style:style>
    <style:style style:name="T112" style:family="text">
      <style:text-properties fo:color="#000000" officeooo:rsid="0101f28e"/>
    </style:style>
    <style:style style:name="T113" style:family="text">
      <style:text-properties fo:color="#000000" officeooo:rsid="010ae176"/>
    </style:style>
    <style:style style:name="T114" style:family="text">
      <style:text-properties fo:color="#000000" officeooo:rsid="010b4e73"/>
    </style:style>
    <style:style style:name="T115" style:family="text">
      <style:text-properties fo:color="#000000" officeooo:rsid="01092129"/>
    </style:style>
    <style:style style:name="T116" style:family="text">
      <style:text-properties fo:color="#000000" officeooo:rsid="010de519"/>
    </style:style>
    <style:style style:name="T117" style:family="text">
      <style:text-properties fo:color="#000000" officeooo:rsid="01111054" style:font-size-asian="11pt" style:font-size-complex="11pt"/>
    </style:style>
    <style:style style:name="T118" style:family="text">
      <style:text-properties fo:color="#000000" fo:font-weight="bold" officeooo:rsid="010b4e73" style:font-weight-asian="bold" style:font-weight-complex="bold"/>
    </style:style>
    <style:style style:name="T119" style:family="text">
      <style:text-properties fo:color="#000000" officeooo:rsid="01111054"/>
    </style:style>
    <style:style style:name="T120" style:family="text">
      <style:text-properties officeooo:rsid="00c85fbe"/>
    </style:style>
    <style:style style:name="T121" style:family="text">
      <style:text-properties officeooo:rsid="00c9d873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4881f0" style:font-weight-asian="bold" style:font-weight-complex="bold"/>
    </style:style>
    <style:style style:name="T124" style:family="text">
      <style:text-properties fo:font-weight="bold" officeooo:rsid="001e203c" style:font-weight-asian="bold" style:font-weight-complex="bold"/>
    </style:style>
    <style:style style:name="T125" style:family="text">
      <style:text-properties style:font-weight-asian="bold" style:font-weight-complex="bold"/>
    </style:style>
    <style:style style:name="T126" style:family="text">
      <style:text-properties officeooo:rsid="007b4f0a" style:font-weight-asian="bold" style:font-weight-complex="bold"/>
    </style:style>
    <style:style style:name="T127" style:family="text">
      <style:text-properties officeooo:rsid="00cb0b6c" style:font-weight-asian="bold" style:font-weight-complex="bold"/>
    </style:style>
    <style:style style:name="T128" style:family="text">
      <style:text-properties officeooo:rsid="00cb8c42"/>
    </style:style>
    <style:style style:name="T129" style:family="text">
      <style:text-properties officeooo:rsid="00d03bfe"/>
    </style:style>
    <style:style style:name="T130" style:family="text">
      <style:text-properties officeooo:rsid="00d0df19"/>
    </style:style>
    <style:style style:name="T131" style:family="text">
      <style:text-properties officeooo:rsid="00d6b621"/>
    </style:style>
    <style:style style:name="T132" style:family="text">
      <style:text-properties officeooo:rsid="00d7b643"/>
    </style:style>
    <style:style style:name="T133" style:family="text">
      <style:text-properties officeooo:rsid="00d9dc28"/>
    </style:style>
    <style:style style:name="T134" style:family="text">
      <style:text-properties officeooo:rsid="00daf077"/>
    </style:style>
    <style:style style:name="T135" style:family="text">
      <style:text-properties officeooo:rsid="00dcb9e1"/>
    </style:style>
    <style:style style:name="T136" style:family="text">
      <style:text-properties officeooo:rsid="00e825c1"/>
    </style:style>
    <style:style style:name="T137" style:family="text">
      <style:text-properties officeooo:rsid="00e9336f"/>
    </style:style>
    <style:style style:name="T138" style:family="text">
      <style:text-properties officeooo:rsid="00e93d0c"/>
    </style:style>
    <style:style style:name="T139" style:family="text">
      <style:text-properties officeooo:rsid="00eabe7a"/>
    </style:style>
    <style:style style:name="T140" style:family="text">
      <style:text-properties officeooo:rsid="00eb584b"/>
    </style:style>
    <style:style style:name="T141" style:family="text">
      <style:text-properties officeooo:rsid="00eee478"/>
    </style:style>
    <style:style style:name="T142" style:family="text">
      <style:text-properties officeooo:rsid="00f1f72e"/>
    </style:style>
    <style:style style:name="T143" style:family="text">
      <style:text-properties officeooo:rsid="00f3ee01"/>
    </style:style>
    <style:style style:name="T144" style:family="text">
      <style:text-properties fo:background-color="#ffffff"/>
    </style:style>
    <style:style style:name="T145" style:family="text">
      <style:text-properties fo:font-size="11pt" officeooo:rsid="00d03bfe"/>
    </style:style>
    <style:style style:name="T146" style:family="text">
      <style:text-properties fo:font-size="11pt" fo:font-style="italic" style:font-style-asian="italic" style:font-style-complex="italic"/>
    </style:style>
    <style:style style:name="T147" style:family="text">
      <style:text-properties officeooo:rsid="00fb5257"/>
    </style:style>
    <style:style style:name="T148" style:family="text">
      <style:text-properties officeooo:rsid="00fd8ca3"/>
    </style:style>
    <style:style style:name="T149" style:family="text">
      <style:text-properties officeooo:rsid="01016c09" fo:background-color="#ffffff"/>
    </style:style>
    <style:style style:name="T150" style:family="text">
      <style:text-properties officeooo:rsid="010205eb"/>
    </style:style>
    <style:style style:name="T151" style:family="text">
      <style:text-properties officeooo:rsid="0104e731"/>
    </style:style>
    <style:style style:name="T152" style:family="text">
      <style:text-properties officeooo:rsid="010573a8"/>
    </style:style>
    <style:style style:name="T153" style:family="text">
      <style:text-properties officeooo:rsid="01092129"/>
    </style:style>
    <style:style style:name="T154" style:family="text">
      <style:text-properties officeooo:rsid="011321ef" fo:background-color="#ffffff"/>
    </style:style>
    <style:style style:name="T155" style:family="text">
      <style:text-properties officeooo:rsid="0113573b" fo:background-color="#ffffff"/>
    </style:style>
    <style:style style:name="T156" style:family="text">
      <style:text-properties officeooo:rsid="01193860" fo:background-color="#ffffff"/>
    </style:style>
    <style:style style:name="T157" style:family="text">
      <style:text-properties style:font-size-asian="11pt" style:font-size-complex="11pt" fo:background-color="#ffffff"/>
    </style:style>
    <style:style style:name="T158" style:family="text">
      <style:text-properties officeooo:rsid="0113573b" style:font-size-asian="11pt" style:font-size-complex="11pt" fo:background-color="#ffffff"/>
    </style:style>
    <style:style style:name="T159" style:family="text">
      <style:text-properties officeooo:rsid="01193860" style:font-size-asian="11pt" style:font-size-complex="11pt" fo:background-color="#ffffff"/>
    </style:style>
    <style:style style:name="T160" style:family="text">
      <style:text-properties officeooo:rsid="011321ef" style:font-size-asian="11pt" style:font-size-complex="11pt" fo:background-color="#ffffff"/>
    </style:style>
    <style:style style:name="T161" style:family="text">
      <style:text-properties officeooo:rsid="01016c09" style:font-size-asian="11pt" style:font-size-complex="11pt" fo:background-color="#ffffff"/>
    </style:style>
    <style:style style:name="T162" style:family="text">
      <style:text-properties officeooo:rsid="011ab1f1" style:font-size-asian="11pt" style:font-size-complex="11pt" fo:background-color="#ffffff"/>
    </style:style>
    <style:style style:name="T163" style:family="text">
      <style:text-properties officeooo:rsid="011b1aff" style:font-size-asian="11pt" style:font-size-complex="11pt" fo:background-color="#ffffff"/>
    </style:style>
    <style:style style:name="T164" style:family="text">
      <style:text-properties officeooo:rsid="011ab1f1" fo:background-color="#ffffff"/>
    </style:style>
    <style:style style:name="T165" style:family="text">
      <style:text-properties officeooo:rsid="011b1aff" fo:background-color="#ffffff"/>
    </style:style>
    <style:style style:name="T166" style:family="text">
      <style:text-properties officeooo:rsid="011f59f0"/>
    </style:style>
    <style:style style:name="T167" style:family="text">
      <style:text-properties officeooo:rsid="0122dac5"/>
    </style:style>
    <style:style style:name="T168" style:family="text">
      <style:text-properties officeooo:rsid="0125df98"/>
    </style:style>
    <style:style style:name="T169" style:family="text">
      <style:text-properties officeooo:rsid="01269497"/>
    </style:style>
    <style:style style:name="T170" style:family="text">
      <style:text-properties officeooo:rsid="0127231b"/>
    </style:style>
    <style:style style:name="T171" style:family="text">
      <style:text-properties officeooo:rsid="0127c086"/>
    </style:style>
    <style:style style:name="T172" style:family="text">
      <style:text-properties officeooo:rsid="0128a5ed"/>
    </style:style>
    <style:style style:name="T173" style:family="text">
      <style:text-properties officeooo:rsid="012a4ff8"/>
    </style:style>
    <style:style style:name="T174" style:family="text">
      <style:text-properties officeooo:rsid="012b88d8"/>
    </style:style>
    <style:style style:name="T175" style:family="text">
      <style:text-properties fo:font-size="10.5pt" fo:font-weight="bold" officeooo:rsid="001e203c" style:font-weight-asian="bold" style:font-weight-complex="bold"/>
    </style:style>
    <style:style style:name="T176" style:family="text">
      <style:text-properties officeooo:rsid="013c9c79"/>
    </style:style>
    <style:style style:name="T177" style:family="text">
      <style:text-properties officeooo:rsid="01428a39"/>
    </style:style>
    <style:style style:name="T178" style:family="text">
      <style:text-properties officeooo:rsid="0159034d"/>
    </style:style>
    <style:style style:name="T179" style:family="text">
      <style:text-properties officeooo:rsid="016b3fad"/>
    </style:style>
    <style:style style:name="T180" style:family="text">
      <style:text-properties officeooo:rsid="016d770a"/>
    </style:style>
    <style:style style:name="T181" style:family="text">
      <style:text-properties officeooo:rsid="01729b61"/>
    </style:style>
    <style:style style:name="T182" style:family="text">
      <style:text-properties officeooo:rsid="017396fa"/>
    </style:style>
    <style:style style:name="T183" style:family="text">
      <style:text-properties officeooo:rsid="0173be66"/>
    </style:style>
    <style:style style:name="T184" style:family="text">
      <style:text-properties officeooo:rsid="01755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2">Name</text:p>
            </table:table-cell>
            <table:table-cell table:style-name="Table1.A1" office:value-type="string">
              <text:p text:style-name="P91">Description</text:p>
            </table:table-cell>
            <table:table-cell table:style-name="Table1.A1" office:value-type="string">
              <text:p text:style-name="P91">Parameter</text:p>
            </table:table-cell>
            <table:table-cell table:style-name="Table1.D1" office:value-type="string">
              <text:p text:style-name="P91">Return</text:p>
            </table:table-cell>
          </table:table-row>
        </table:table-header-rows>
        <table:table-row>
          <table:table-cell table:style-name="Table1.A2" table:number-columns-spanned="4" office:value-type="string">
            <text:p text:style-name="P57">Manage instances of the reader/writer modul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AddJointReader</text:p>
          </table:table-cell>
          <table:table-cell table:style-name="Table1.A3" office:value-type="string">
            <text:p text:style-name="P2"><text:span text:style-name="T1">In this method an</text:span> instance of <text:span text:style-name="T2">the </text:span>joint reader <text:span text:style-name="T1">is added to the interface.</text:span></text:p>
          </table:table-cell>
          <table:table-cell table:style-name="Table1.A3" office:value-type="string">
            <text:p text:style-name="P87"><text:span text:style-name="T30">name:</text:span><text:span text:style-name="T122"> </text:span><text:span text:style-name="T3">Name for the joint reader instance, later used to identify it. (</text:span><text:span text:style-name="T7">string</text:span><text:span text:style-name="T3">)</text:span>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">AddJointWriter</text:p>
          </table:table-cell>
          <table:table-cell table:style-name="Table1.A3" office:value-type="string">
            <text:p text:style-name="P2"><text:span text:style-name="T1">In this method an</text:span> instance of <text:span text:style-name="T2">the </text:span>joint <text:span text:style-name="T4">writer</text:span> <text:span text:style-name="T1">is added to the interface.</text:span></text:p>
          </table:table-cell>
          <table:table-cell table:style-name="Table1.A3" office:value-type="string">
            <text:p text:style-name="P87"><text:span text:style-name="T30">name:</text:span><text:span text:style-name="T7"> </text:span><text:span text:style-name="T3">Name for the joint writer instance, later used to identify it. (</text:span><text:span text:style-name="T7">string</text:span><text:span text:style-name="T3">)</text:span>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">AddSkinReader</text:p>
          </table:table-cell>
          <table:table-cell table:style-name="Table1.A3" office:value-type="string">
            <text:p text:style-name="P2"><text:span text:style-name="T1">In this method an</text:span> instance of <text:span text:style-name="T2">the skin</text:span> reader <text:span text:style-name="T1">is added to the interface.</text:span></text:p>
          </table:table-cell>
          <table:table-cell table:style-name="Table1.A3" office:value-type="string">
            <text:p text:style-name="P88"><text:span text:style-name="T30">name:</text:span> <text:span text:style-name="T3">Name for the skin reader instance, later used to identify it. (</text:span><text:span text:style-name="T7">string</text:span><text:span text:style-name="T3">)</text:span>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">AddVisualReader</text:p>
          </table:table-cell>
          <table:table-cell table:style-name="Table1.A3" office:value-type="string">
            <text:p text:style-name="P2"><text:span text:style-name="T1">In this method the</text:span> instance of <text:span text:style-name="T2">the visual</text:span> reader <text:span text:style-name="T1">is added to the interface.</text:span></text:p>
          </table:table-cell>
          <table:table-cell table:style-name="Table1.A3" office:value-type="string">
            <text:p text:style-name="P89">-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">RemoveVisualReader</text:p>
          </table:table-cell>
          <table:table-cell table:style-name="Table1.A3" office:value-type="string">
            <text:p text:style-name="P2"><text:span text:style-name="T1">In this method the</text:span> instance of <text:span text:style-name="T2">the visual</text:span> reader <text:span text:style-name="T1">is removed from the interface.</text:span></text:p>
          </table:table-cell>
          <table:table-cell table:style-name="Table1.A3" office:value-type="string">
            <text:p text:style-name="P86">-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86"/>
          </table:table-cell>
          <table:table-cell table:style-name="Table1.A3" office:value-type="string">
            <text:p text:style-name="P86"/>
          </table:table-cell>
          <table:table-cell table:style-name="Table1.A3" office:value-type="string">
            <text:p text:style-name="P86"/>
          </table:table-cell>
          <table:table-cell table:style-name="Table1.A2" office:value-type="string">
            <text:p text:style-name="P86"/>
          </table:table-cell>
        </table:table-row>
        <table:table-row>
          <table:table-cell table:style-name="Table1.A2" table:number-columns-spanned="4" office:value-type="string">
            <text:p text:style-name="P58"><text:span text:style-name="T181">J</text:span>oint reader member function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JointRInit</text:p>
          </table:table-cell>
          <table:table-cell table:style-name="Table1.A3" office:value-type="string">
            <text:p text:style-name="P39">This method initializes the joint reader instance with the given parameters.</text:p>
          </table:table-cell>
          <table:table-cell table:style-name="Table1.A3" office:value-type="string">
            <text:p text:style-name="P73"><text:span text:style-name="T30">name: </text:span><text:span text:style-name="T5">Name of the joint reader instance to identify it. (</text:span><text:span text:style-name="T7">string</text:span><text:span text:style-name="T13">)</text:span></text:p>
            <text:p text:style-name="P3"><text:span text:style-name="T31">part: </text:span><text:span text:style-name="T6">iCub part which should be controlled with this instance. (</text:span><text:span text:style-name="T8">string</text:span><text:span text:style-name="T13">)</text:span></text:p>
            <text:p text:style-name="P4"><text:span text:style-name="T31">sigma</text:span><text:span text:style-name="T30">:</text:span> <text:span text:style-name="T6">Standard deviation of the Gaussian encoding for the population coded joint angles. (</text:span><text:span text:style-name="T8">double</text:span><text:span text:style-name="T6">)</text:span></text:p>
            <text:p text:style-name="P55"><text:span text:style-name="T94">n_pop</text:span><text:span text:style-name="T92">: </text:span><text:span text:style-name="T75">Set the </text:span><text:span text:style-name="T72">Pop</text:span><text:span text:style-name="T44">ulation size for the joint angle population coding. </text:span><text:span text:style-name="T47">(</text:span><text:span text:style-name="T98">int</text:span><text:span text:style-name="T47">)</text:span></text:p>
            <text:p text:style-name="P71"><text:span text:style-name="T124">degr_per_neuron</text:span><text:span text:style-name="T122">:</text:span> <text:span text:style-name="T45">neuron degree resolution for the population coding; default value 0.0: if non-zero the population size for each joint is computed with the given resolution and the joint angle range. </text:span><text:span text:style-name="T46">(</text:span><text:span text:style-name="T96">double)</text:span></text:p>
          </table:table-cell>
          <table:table-cell table:style-name="Table1.A2" office:value-type="string">
            <text:p text:style-name="P40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>JointRClose</text:p>
          </table:table-cell>
          <table:table-cell table:style-name="Table1.A3" office:value-type="string">
            <text:p text:style-name="P2"><text:span text:style-name="T54">This method </text:span>close<text:span text:style-name="T59">s</text:span> <text:span text:style-name="T54">the </text:span>joint reader with <text:span text:style-name="T54">a </text:span>cleanup.</text:p>
          </table:table-cell>
          <table:table-cell table:style-name="Table1.A3" office:value-type="string">
            <text:p text:style-name="P74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5">-</text:p>
          </table:table-cell>
        </table:table-row>
        <table:table-row>
          <table:table-cell table:style-name="Table1.A3" office:value-type="string">
            <text:p text:style-name="P2">JointRGetJointCount</text:p>
          </table:table-cell>
          <table:table-cell table:style-name="Table1.A3" office:value-type="string">
            <text:p text:style-name="P2"><text:span text:style-name="T55">This method returns the </text:span>number of <text:soft-page-break/>joints <text:span text:style-name="T55">controlled by the joint reader.</text:span></text:p>
          </table:table-cell>
          <table:table-cell table:style-name="Table1.A3" office:value-type="string">
            <text:p text:style-name="P80"><text:span text:style-name="T30">name:</text:span><text:span text:style-name="T7"> </text:span><text:span text:style-name="T5">Name of the joint reader instance to identify it. </text:span><text:soft-page-break/><text:span text:style-name="T5">(</text:span><text:span text:style-name="T7">string</text:span><text:span text:style-name="T5">)</text:span></text:p>
          </table:table-cell>
          <table:table-cell table:style-name="Table1.A2" office:value-type="string">
            <text:p text:style-name="P38"><text:span text:style-name="T179">Amount of joints associated to the </text:span><text:soft-page-break/><text:span text:style-name="T179">joint reader (</text:span><text:span text:style-name="T11">i</text:span><text:span text:style-name="T24">nt</text:span><text:span text:style-name="T56">)</text:span></text:p>
          </table:table-cell>
        </table:table-row>
        <table:table-row>
          <table:table-cell table:style-name="Table1.A3" office:value-type="string">
            <text:p text:style-name="P2">JointRGetJointsDegRes</text:p>
          </table:table-cell>
          <table:table-cell table:style-name="Table1.A3" office:value-type="string">
            <text:p text:style-name="P2"><text:span text:style-name="T57">This method returns</text:span> the resolution of the populations encoding the joint angles.</text:p>
          </table:table-cell>
          <table:table-cell table:style-name="Table1.A3" office:value-type="string">
            <text:p text:style-name="P80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7"><text:span text:style-name="T177">Resolution of the joints in degree. (</text:span><text:span text:style-name="T27">vector[double]</text:span><text:span text:style-name="T177">)</text:span></text:p>
          </table:table-cell>
        </table:table-row>
        <table:table-row>
          <table:table-cell table:style-name="Table1.A3" office:value-type="string">
            <text:p text:style-name="P2">JointRGetNeuronsPerJoint</text:p>
          </table:table-cell>
          <table:table-cell table:style-name="Table1.A3" office:value-type="string">
            <text:p text:style-name="P2"><text:span text:style-name="T58">This method returns</text:span> the size of the populations encoding the joint angles</text:p>
          </table:table-cell>
          <table:table-cell table:style-name="Table1.A3" office:value-type="string">
            <text:p text:style-name="P80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6"><text:span text:style-name="T60">Neurons in the populations per associated joint. (</text:span><text:span text:style-name="T22">vector[int]</text:span><text:span text:style-name="T60">)</text:span></text:p>
          </table:table-cell>
        </table:table-row>
        <table:table-row>
          <table:table-cell table:style-name="Table1.A3" office:value-type="string">
            <text:p text:style-name="P2">JointRReadDouble</text:p>
          </table:table-cell>
          <table:table-cell table:style-name="Table1.A3" office:value-type="string">
            <text:p text:style-name="P2"><text:span text:style-name="T61">This method</text:span> read<text:span text:style-name="T61">s the angle of</text:span> one joint and return <text:span text:style-name="T61">the </text:span>joint angle directly as <text:span text:style-name="T61">a</text:span> double value.</text:p>
          </table:table-cell>
          <table:table-cell table:style-name="Table1.A3" office:value-type="string">
            <text:p text:style-name="P80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  <text:p text:style-name="P41"><text:span text:style-name="T9">joint:</text:span><text:span text:style-name="T62"> number of the selected joint (</text:span><text:span text:style-name="T9">i</text:span><text:span text:style-name="T7">nt</text:span><text:span text:style-name="T62">)</text:span></text:p>
          </table:table-cell>
          <table:table-cell table:style-name="Table1.A2" office:value-type="string">
            <text:p text:style-name="P35"><text:span text:style-name="T61">Joint angle in degree. (</text:span><text:span text:style-name="T10">d</text:span><text:span text:style-name="T26">ouble</text:span><text:span text:style-name="T61">)</text:span></text:p>
          </table:table-cell>
        </table:table-row>
        <table:table-row>
          <table:table-cell table:style-name="Table1.A3" office:value-type="string">
            <text:p text:style-name="P2">JointRReadPopAll</text:p>
          </table:table-cell>
          <table:table-cell table:style-name="Table1.A3" office:value-type="string">
            <text:p text:style-name="P6"><text:span text:style-name="T61">This method</text:span> read<text:span text:style-name="T63">s the angles of </text:span>all joints and return<text:span text:style-name="T63">s</text:span> the joint angles encoded in vectors.</text:p>
          </table:table-cell>
          <table:table-cell table:style-name="Table1.A3" office:value-type="string">
            <text:p text:style-name="P80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4"><text:span text:style-name="T64">The joint angles of all joints encoded in populations. (</text:span><text:span text:style-name="T25">vector[vector[double]]</text:span><text:span text:style-name="T64">)</text:span></text:p>
          </table:table-cell>
        </table:table-row>
        <table:table-row>
          <table:table-cell table:style-name="Table1.A3" office:value-type="string">
            <text:p text:style-name="P2">JointRReadPopOne</text:p>
          </table:table-cell>
          <table:table-cell table:style-name="Table1.A3" office:value-type="string">
            <text:p text:style-name="P7"><text:span text:style-name="T61">This method</text:span> read<text:span text:style-name="T61">s the angle of</text:span> one joint and return the joint angle encoded in a vector</text:p>
          </table:table-cell>
          <table:table-cell table:style-name="Table1.A3" office:value-type="string">
            <text:p text:style-name="P75"><text:span text:style-name="T30">name:</text:span><text:span text:style-name="T7"> </text:span><text:span text:style-name="T5">Name of the joint reader instance to identify it. (</text:span><text:span text:style-name="T7">string</text:span><text:span text:style-name="T5">)</text:span></text:p>
            <text:p text:style-name="P42"><text:span text:style-name="T33">joint:</text:span><text:span text:style-name="T123"> </text:span><text:span text:style-name="T62">number of the selected joint (</text:span><text:span text:style-name="T9">i</text:span><text:span text:style-name="T7">nt</text:span><text:span text:style-name="T62">)</text:span></text:p>
          </table:table-cell>
          <table:table-cell table:style-name="Table1.A2" office:value-type="string">
            <text:p text:style-name="P33"><text:span text:style-name="T64">The joint angles of the selected joint encoded in populations. (</text:span><text:span text:style-name="T25">vector[double]</text:span><text:span text:style-name="T64">)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86"/>
          </table:table-cell>
          <table:table-cell table:style-name="Table1.A2" office:value-type="string">
            <text:p text:style-name="P86"/>
          </table:table-cell>
        </table:table-row>
        <table:table-row>
          <table:table-cell table:style-name="Table1.A2" table:number-columns-spanned="4" office:value-type="string">
            <text:p text:style-name="P59"><text:span text:style-name="T182">J</text:span>oint writer member function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JointWInit</text:p>
          </table:table-cell>
          <table:table-cell table:style-name="Table1.A3" office:value-type="string">
            <text:p text:style-name="P2"><text:span text:style-name="T65">This method</text:span> initialize<text:span text:style-name="T65">s</text:span> the joint writer with <text:span text:style-name="T66">the </text:span>given parameters.</text:p>
          </table:table-cell>
          <table:table-cell table:style-name="Table1.A3" office:value-type="string">
            <text:p text:style-name="P80"><text:span text:style-name="T32">name:</text:span><text:span text:style-name="T13"> </text:span><text:span text:style-name="T49">Name of the joint </text:span><text:span text:style-name="T50">writer</text:span><text:span text:style-name="T49"> instance to identify it.</text:span><text:span text:style-name="T28"> (</text:span><text:span text:style-name="T13">string</text:span><text:span text:style-name="T28">)</text:span></text:p>
            <text:p text:style-name="P8"><text:span text:style-name="T31">part: </text:span><text:span text:style-name="T6">iCub part which should be controlled with this instance. (</text:span><text:span text:style-name="T8">string</text:span><text:span text:style-name="T13">)</text:span></text:p>
            <text:p text:style-name="P56"><text:span text:style-name="T94">n_pop</text:span><text:span text:style-name="T93">:</text:span><text:span text:style-name="T76"> </text:span><text:span text:style-name="T75">Set the </text:span><text:span text:style-name="T72">Pop</text:span><text:span text:style-name="T44">ulation size for the joint angle population coding. </text:span><text:span text:style-name="T47">(int)</text:span></text:p>
            <text:p text:style-name="P43"><text:span text:style-name="T83">degr_per_neuron</text:span><text:span text:style-name="T82">:</text:span><text:span text:style-name="T77"> </text:span><text:span text:style-name="T73">neuron degree resolution for the population coding; default value 0.0: if non-zero the population size for each joint is computed with the given resolution and the joint angle range. </text:span><text:span text:style-name="T74">(</text:span><text:span text:style-name="T78">double)</text:span></text:p>
            <text:p text:style-name="P44"><text:span text:style-name="T34">speed:</text:span><text:span text:style-name="T68"> Joint velocity value set for all joints. (</text:span><text:span text:style-name="T7">double</text:span><text:span text:style-name="T68">)</text:span></text:p>
          </table:table-cell>
          <table:table-cell table:style-name="Table1.A2" office:value-type="string">
            <text:p text:style-name="P9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ext:soft-page-break/>
        <table:table-row>
          <table:table-cell table:style-name="Table1.A3" office:value-type="string">
            <text:p text:style-name="P2">JointWClose</text:p>
          </table:table-cell>
          <table:table-cell table:style-name="Table1.A3" office:value-type="string">
            <text:p text:style-name="P10"><text:span text:style-name="T54">This method </text:span>close<text:span text:style-name="T59">s</text:span> <text:span text:style-name="T54">the </text:span>joint <text:span text:style-name="T69">writer</text:span> with <text:span text:style-name="T54">a </text:span>cleanup.</text:p>
          </table:table-cell>
          <table:table-cell table:style-name="Table1.A3" office:value-type="string">
            <text:p text:style-name="P76"><text:span text:style-name="T30">name: </text:span><text:span text:style-name="T5">Name of the joint writ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">JointWGetJointCount</text:p>
          </table:table-cell>
          <table:table-cell table:style-name="Table1.A3" office:value-type="string">
            <text:p text:style-name="P11"><text:span text:style-name="T55">This method returns the </text:span>number of joints <text:span text:style-name="T55">controlled by the joint writer.</text:span></text:p>
          </table:table-cell>
          <table:table-cell table:style-name="Table1.A3" office:value-type="string">
            <text:p text:style-name="P81"><text:span text:style-name="T30">name: </text:span><text:span text:style-name="T5">Name of the joint writ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2"><text:span text:style-name="T180">Amount of joints associated to the joint writer. (</text:span><text:span text:style-name="T11">i</text:span><text:span text:style-name="T24">nt</text:span><text:span text:style-name="T56">)</text:span></text:p>
          </table:table-cell>
        </table:table-row>
        <table:table-row>
          <table:table-cell table:style-name="Table1.A3" office:value-type="string">
            <text:p text:style-name="P2">JointWGetJointsDegRes</text:p>
          </table:table-cell>
          <table:table-cell table:style-name="Table1.A3" office:value-type="string">
            <text:p text:style-name="P12"><text:span text:style-name="T57">This method returns</text:span> the resolution of the populations encoding the joint angles.</text:p>
          </table:table-cell>
          <table:table-cell table:style-name="Table1.A3" office:value-type="string">
            <text:p text:style-name="P81"><text:span text:style-name="T30">name: </text:span><text:span text:style-name="T5">Name of the joint writ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1"><text:span text:style-name="T176">Resolution of the joints in degree (</text:span><text:span text:style-name="T23">vector[double])</text:span></text:p>
          </table:table-cell>
        </table:table-row>
        <table:table-row>
          <table:table-cell table:style-name="Table1.A3" office:value-type="string">
            <text:p text:style-name="P2">JointWGetNeuronsPerJoint</text:p>
          </table:table-cell>
          <table:table-cell table:style-name="Table1.A3" office:value-type="string">
            <text:p text:style-name="P13"><text:span text:style-name="T58">This method returns</text:span> the size of the populations encoding the joint angles</text:p>
          </table:table-cell>
          <table:table-cell table:style-name="Table1.A3" office:value-type="string">
            <text:p text:style-name="P81"><text:span text:style-name="T30">name: </text:span><text:span text:style-name="T5">Name of the joint writ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30"><text:span text:style-name="T60">Neurons in the populations per associated joint. (</text:span><text:span text:style-name="T22">vector[int]</text:span><text:span text:style-name="T60">)</text:span></text:p>
          </table:table-cell>
        </table:table-row>
        <table:table-row>
          <table:table-cell table:style-name="Table1.A3" office:value-type="string">
            <text:p text:style-name="P2">JointWSetJointVelocity</text:p>
          </table:table-cell>
          <table:table-cell table:style-name="Table1.A3" office:value-type="string">
            <text:p text:style-name="P2"><text:span text:style-name="T70">In this method the </text:span>joint velocity <text:span text:style-name="T70">is set. Two modes are possible, set the velocity for one selected joint or set the velocity for all joints.</text:span></text:p>
          </table:table-cell>
          <table:table-cell table:style-name="Table1.A3" office:value-type="string">
            <text:p text:style-name="P81"><text:span text:style-name="T30">name: </text:span><text:span text:style-name="T5">Name of the joint writer instance to identify it. (</text:span><text:span text:style-name="T7">string</text:span><text:span text:style-name="T5">)</text:span></text:p>
            <text:p text:style-name="P45"><text:span text:style-name="T35">speed</text:span><text:span text:style-name="T30">:</text:span> <text:span text:style-name="T70">The velocity value which should be set. (</text:span><text:span text:style-name="T12">d</text:span><text:span text:style-name="T7">ouble</text:span><text:span text:style-name="T70">)</text:span></text:p>
            <text:p text:style-name="P46"><text:span text:style-name="T33">joint:</text:span><text:span text:style-name="T62"> number of the selected joint, -1 to set all joints (</text:span><text:span text:style-name="T9">i</text:span><text:span text:style-name="T7">nt</text:span><text:span text:style-name="T62">)</text:span></text:p>
          </table:table-cell>
          <table:table-cell table:style-name="Table1.A2" office:value-type="string">
            <text:p text:style-name="P14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>JointWWriteDoubleAll</text:p>
          </table:table-cell>
          <table:table-cell table:style-name="Table1.A3" office:value-type="string">
            <text:p text:style-name="P2"><text:span text:style-name="T101">This method </text:span>write all joints with double values. <text:span text:style-name="T102">The joint motion can be executed in a non-blocking or a blocking mode.</text:span></text:p>
          </table:table-cell>
          <table:table-cell table:style-name="Table1.A3" office:value-type="string">
            <text:p text:style-name="P77"><text:span text:style-name="T30">name:</text:span><text:span text:style-name="T7"> </text:span><text:span text:style-name="T5">Name of the joint writer instance to identify it. (</text:span><text:span text:style-name="T7">string</text:span><text:span text:style-name="T5">)</text:span></text:p>
            <text:p text:style-name="P47"><text:span text:style-name="T36">position</text:span><text:span text:style-name="T30">:</text:span> <text:span text:style-name="T71">joint angle values for all joints (</text:span><text:span text:style-name="T7">vector[double]</text:span><text:span text:style-name="T71">)</text:span></text:p>
            <text:p text:style-name="P48"><text:span text:style-name="T37">blocking</text:span><text:span text:style-name="T30">:</text:span> <text:span text:style-name="T100">Control the blocking execution of the joint movement. Default value is true. (</text:span><text:span text:style-name="T7">bool</text:span><text:span text:style-name="T99">)</text:span> </text:p>
          </table:table-cell>
          <table:table-cell table:style-name="Table1.A2" office:value-type="string">
            <text:p text:style-name="P14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>JointWWriteDouble</text:p>
          </table:table-cell>
          <table:table-cell table:style-name="Table1.A3" office:value-type="string">
            <text:p text:style-name="P15"><text:span text:style-name="T101">This method </text:span>write <text:span text:style-name="T103">one</text:span> joint with <text:span text:style-name="T103">a </text:span>double value. <text:span text:style-name="T102">The joint motion can be executed in a non-blocking or a blocking mode.</text:span></text:p>
          </table:table-cell>
          <table:table-cell table:style-name="Table1.A3" office:value-type="string">
            <text:p text:style-name="P78"><text:span text:style-name="T30">name:</text:span><text:span text:style-name="T7"> </text:span><text:span text:style-name="T5">Name of the joint writer instance to identify it. (</text:span><text:span text:style-name="T7">string</text:span><text:span text:style-name="T5">)</text:span></text:p>
            <text:p text:style-name="P49"><text:span text:style-name="T38">position:</text:span><text:span text:style-name="T128"> joint angle value for the selected joint (</text:span><text:span text:style-name="T126">d</text:span><text:span text:style-name="T125">ouble</text:span><text:span text:style-name="T127">)</text:span></text:p>
            <text:p text:style-name="P50"><text:span text:style-name="T33">joint:</text:span><text:span text:style-name="T123"> </text:span><text:span text:style-name="T62">number of the selected joint (</text:span><text:span text:style-name="T9">i</text:span><text:span text:style-name="T7">nt</text:span><text:span text:style-name="T62">)</text:span></text:p>
            <text:p text:style-name="P51"><text:span text:style-name="T37">blocking</text:span><text:span text:style-name="T30">:</text:span><text:span text:style-name="T122"> </text:span><text:span text:style-name="T100">Control the blocking execution of the joint movement. Default value is true. (</text:span><text:span text:style-name="T7">bool</text:span><text:span text:style-name="T99">)</text:span> </text:p>
          </table:table-cell>
          <table:table-cell table:style-name="Table1.A2" office:value-type="string">
            <text:p text:style-name="P16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>JointWWritePopAll</text:p>
          </table:table-cell>
          <table:table-cell table:style-name="Table1.A3" office:value-type="string">
            <text:p text:style-name="P2"><text:span text:style-name="T104">This method </text:span>write all joints with joint angles encoded in populations.</text:p>
          </table:table-cell>
          <table:table-cell table:style-name="Table1.A3" office:value-type="string">
            <text:p text:style-name="P90"><text:span text:style-name="T30">name:</text:span><text:span text:style-name="T7"> </text:span><text:span text:style-name="T5">Name of the joint writer instance to identify it. (</text:span><text:span text:style-name="T7">string</text:span><text:span text:style-name="T5">)</text:span></text:p>
            <text:p text:style-name="P66"><text:soft-page-break/><text:span text:style-name="T30">position_pops:</text:span><text:span text:style-name="T7"> </text:span><text:span text:style-name="T130">The joint angles for all joints encoded in populations. (</text:span><text:span text:style-name="T7">vector[vector[double]]</text:span><text:span text:style-name="T129">)</text:span></text:p>
            <text:p text:style-name="P64"><text:span text:style-name="T37">blocking</text:span><text:span text:style-name="T30">:</text:span> <text:span text:style-name="T100">Control the blocking execution of the joint movement. Default value is true. (</text:span><text:span text:style-name="T7">bool</text:span><text:span text:style-name="T99">)</text:span> </text:p>
          </table:table-cell>
          <table:table-cell table:style-name="Table1.A2" office:value-type="string">
            <text:p text:style-name="P17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>JointWWritePopOne</text:p>
          </table:table-cell>
          <table:table-cell table:style-name="Table1.A3" office:value-type="string">
            <text:p text:style-name="P18"><text:span text:style-name="T104">This method </text:span>write one <text:span text:style-name="T120">selected </text:span>joint with the joint angle encoded in <text:span text:style-name="T121">a </text:span>population.</text:p>
          </table:table-cell>
          <table:table-cell table:style-name="Table1.A3" office:value-type="string">
            <text:p text:style-name="P79"><text:span text:style-name="T30">name: </text:span><text:span text:style-name="T5">Name of the joint writer instance to identify it. (</text:span><text:span text:style-name="T7">string</text:span><text:span text:style-name="T5">)</text:span></text:p>
            <text:p text:style-name="P52"><text:span text:style-name="T84">position_pop: </text:span><text:span text:style-name="T95">The joint angles for all joints encoded in populations. </text:span><text:span text:style-name="T86">(</text:span><text:span text:style-name="T80">vector[double]</text:span><text:span text:style-name="T86">)</text:span> </text:p>
            <text:p text:style-name="P53"><text:span text:style-name="T33">joint:</text:span><text:span text:style-name="T62"> number of the selected joint</text:span> <text:span text:style-name="T97">(</text:span><text:span text:style-name="T9">i</text:span><text:span text:style-name="T7">nt</text:span><text:span text:style-name="T97">)</text:span></text:p>
            <text:p text:style-name="P54"><text:span text:style-name="T37">blocking</text:span><text:span text:style-name="T30">:</text:span><text:span text:style-name="T122"> </text:span><text:span text:style-name="T100">Control the blocking execution of the joint movement. Default value is true. (</text:span><text:span text:style-name="T7">bool</text:span><text:span text:style-name="T99">)</text:span> </text:p>
          </table:table-cell>
          <table:table-cell table:style-name="Table1.A2" office:value-type="string">
            <text:p text:style-name="P17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86"/>
          </table:table-cell>
          <table:table-cell table:style-name="Table1.A2" office:value-type="string">
            <text:p text:style-name="P86"/>
          </table:table-cell>
        </table:table-row>
        <table:table-row>
          <table:table-cell table:style-name="Table1.A2" table:number-columns-spanned="4" office:value-type="string">
            <text:p text:style-name="P60"><text:span text:style-name="T183">Skin</text:span> reader member function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SkinRInit </text:p>
          </table:table-cell>
          <table:table-cell table:style-name="Table1.A3" office:value-type="string">
            <text:p text:style-name="P19"><text:span text:style-name="T131">This method</text:span> init<text:span text:style-name="T131">ialize the</text:span> skin reader with <text:span text:style-name="T132">the </text:span>given parameters.</text:p>
          </table:table-cell>
          <table:table-cell table:style-name="Table1.A3" office:value-type="string">
            <text:p text:style-name="P72"><text:span text:style-name="T30">name: </text:span><text:span text:style-name="T5">Name of the skin reader instance to identify it. (</text:span><text:span text:style-name="T7">string</text:span><text:span text:style-name="T5">)</text:span></text:p>
            <text:p text:style-name="P1"><text:span text:style-name="T39">arm:</text:span><text:span text:style-name="T16"> </text:span><text:span text:style-name="T134">A parameter selecting the skin side. Right ‘R’/’r’ or left ‘L’/’l’ is possible . (</text:span><text:span text:style-name="T7">char</text:span><text:span text:style-name="T135">)</text:span></text:p>
            <text:p text:style-name="P62"><text:span text:style-name="T40">norm:</text:span><text:span text:style-name="T17"> </text:span><text:span text:style-name="T48">A bool parameter to control if </text:span><text:span text:style-name="T51">the tactile sensor data is returned normalized. </text:span><text:span text:style-name="T52">The default value is </text:span><text:span text:style-name="T53">t</text:span><text:span text:style-name="T52">rue</text:span><text:span text:style-name="T51">. </text:span><text:span text:style-name="T105">(</text:span><text:span text:style-name="T106">bool</text:span><text:span text:style-name="T105">)</text:span></text:p>
          </table:table-cell>
          <table:table-cell table:style-name="Table1.A2" office:value-type="string">
            <text:p text:style-name="P20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19">SkinRClose</text:p>
          </table:table-cell>
          <table:table-cell table:style-name="Table1.A3" office:value-type="string">
            <text:p text:style-name="P19"><text:span text:style-name="T133">This method</text:span> close<text:span text:style-name="T133">s</text:span> <text:span text:style-name="T133">the </text:span>skin reader <text:span text:style-name="T133">and cleans up the module.</text:span></text:p>
          </table:table-cell>
          <table:table-cell table:style-name="Table1.A3" office:value-type="string">
            <text:p text:style-name="P82"><text:span text:style-name="T30">name: </text:span><text:span text:style-name="T5">Name of the skin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1">SkinRGetTactileArm</text:p>
          </table:table-cell>
          <table:table-cell table:style-name="Table1.A3" office:value-type="string">
            <text:p text:style-name="P21"><text:span text:style-name="T136">R</text:span>eturn<text:span text:style-name="T136">s</text:span> <text:span text:style-name="T136">the </text:span>tactile data <text:span text:style-name="T136">of the </text:span>upper arm skin <text:span text:style-name="T136">sensors.</text:span></text:p>
          </table:table-cell>
          <table:table-cell table:style-name="Table1.A3" office:value-type="string">
            <text:p text:style-name="P82"><text:span text:style-name="T30">name: </text:span><text:span text:style-name="T5">Name of the skin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22"><text:span text:style-name="T143">Tactile data for the upper arm skin section, divided in steps (first dim: step, second dim: sensor data non-normalized: [0..255] or normalized: [0..1]). (</text:span><text:span text:style-name="T18">C++: </text:span><text:span text:style-name="T7">vector[vector[double]]; </text:span><text:span text:style-name="T18">Python: </text:span><text:span text:style-name="T19">n</text:span><text:span text:style-name="T18">umpy array</text:span><text:span text:style-name="T141">)</text:span></text:p>
          </table:table-cell>
        </table:table-row>
        <table:table-row>
          <table:table-cell table:style-name="Table1.A3" office:value-type="string">
            <text:p text:style-name="P21">SkinRGetTactileForearm</text:p>
          </table:table-cell>
          <table:table-cell table:style-name="Table1.A3" office:value-type="string">
            <text:p text:style-name="P21"><text:span text:style-name="T137">R</text:span>eturn<text:span text:style-name="T137">s</text:span> <text:span text:style-name="T137">the </text:span>tactile data <text:span text:style-name="T137">of the </text:span>forearm <text:soft-page-break/>skin <text:span text:style-name="T137">sensors.</text:span></text:p>
          </table:table-cell>
          <table:table-cell table:style-name="Table1.A3" office:value-type="string">
            <text:p text:style-name="P82"><text:span text:style-name="T30">name: </text:span><text:span text:style-name="T5">Name of the skin reader instance to identify it. </text:span><text:soft-page-break/><text:span text:style-name="T5">(</text:span><text:span text:style-name="T7">string</text:span><text:span text:style-name="T5">)</text:span></text:p>
          </table:table-cell>
          <table:table-cell table:style-name="Table1.A2" office:value-type="string">
            <text:p text:style-name="P22"><text:span text:style-name="T143">Tactile data for the forearm skin </text:span><text:soft-page-break/><text:span text:style-name="T143">section, divided in steps (first dim: step, second dim: sensor data non-normalized: [0..255] or normalized: [0..1]). (</text:span><text:span text:style-name="T18">C++: </text:span><text:span text:style-name="T7">vector[vector[double]]; </text:span><text:span text:style-name="T18">Python: </text:span><text:span text:style-name="T19">n</text:span><text:span text:style-name="T18">umpy array</text:span><text:span text:style-name="T141">)</text:span></text:p>
          </table:table-cell>
        </table:table-row>
        <table:table-row>
          <table:table-cell table:style-name="Table1.A3" office:value-type="string">
            <text:p text:style-name="P21">SkinRGetTactileHand</text:p>
          </table:table-cell>
          <table:table-cell table:style-name="Table1.A3" office:value-type="string">
            <text:p text:style-name="P21"><text:span text:style-name="T137">R</text:span>eturn<text:span text:style-name="T137">s</text:span> <text:span text:style-name="T137">the </text:span>tactile data for hand skin <text:span text:style-name="T138">sensors.</text:span></text:p>
          </table:table-cell>
          <table:table-cell table:style-name="Table1.A3" office:value-type="string">
            <text:p text:style-name="P83"><text:span text:style-name="T30">name: </text:span><text:span text:style-name="T5">Name of the skin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23"><text:span text:style-name="T143">Tactile data for the hand skin section, divided in steps (first dim: step, second dim: sensor data non-normalized: [0..255] or normalized: [0..1]). (</text:span><text:span text:style-name="T18">C++: </text:span><text:span text:style-name="T7">vector[vector[double]]; </text:span><text:span text:style-name="T18">Python: </text:span><text:span text:style-name="T19">n</text:span><text:span text:style-name="T18">umpy array</text:span><text:span text:style-name="T141">)</text:span></text:p>
          </table:table-cell>
        </table:table-row>
        <table:table-row>
          <table:table-cell table:style-name="Table1.A3" office:value-type="string">
            <text:p text:style-name="P21">SkinRGetTaxelPos</text:p>
          </table:table-cell>
          <table:table-cell table:style-name="Table1.A3" office:value-type="string">
            <text:p text:style-name="P24"><text:span text:style-name="T139">R</text:span>eturn<text:span text:style-name="T139">s</text:span> the taxel positions, given by the <text:span text:style-name="T139">simulator </text:span>ini-files, <text:span text:style-name="T147">for the selected skin section</text:span>.</text:p>
          </table:table-cell>
          <table:table-cell table:style-name="Table1.A3" office:value-type="string">
            <text:p text:style-name="P83"><text:span text:style-name="T85">name: </text:span><text:span text:style-name="T88">Name of the skin reader instance to identify it. (</text:span><text:span text:style-name="T81">string</text:span><text:span text:style-name="T88">)</text:span></text:p>
            <text:p text:style-name="P65"><text:span text:style-name="T30">skin_part:</text:span> <text:span text:style-name="T148">Selection of the skin section. Possible are: arm, forearm and hand.</text:span></text:p>
            <text:p text:style-name="P85"><text:span text:style-name="T87">(</text:span><text:span text:style-name="T79">string</text:span><text:span text:style-name="T87">)</text:span></text:p>
          </table:table-cell>
          <table:table-cell table:style-name="Table1.A2" office:value-type="string">
            <text:p text:style-name="P25"><text:span text:style-name="T142">Taxel positions for the different skin sections in relation to the kinematic links. (</text:span><text:span text:style-name="T18">C++: </text:span><text:span text:style-name="T7">vector[vector[double]]; </text:span><text:span text:style-name="T18">Python: </text:span><text:span text:style-name="T19">n</text:span><text:span text:style-name="T18">umpy array</text:span><text:span text:style-name="T141">)</text:span></text:p>
          </table:table-cell>
        </table:table-row>
        <table:table-row>
          <table:table-cell table:style-name="Table1.A3" office:value-type="string">
            <text:p text:style-name="P21">SkinRReadTactile</text:p>
          </table:table-cell>
          <table:table-cell table:style-name="Table1.A3" office:value-type="string">
            <text:p text:style-name="P21"><text:span text:style-name="T140">In this method the complete </text:span>sensor data <text:span text:style-name="T140">is read and splitted in the different skin sections: upper arm, forearm and hand. </text:span></text:p>
          </table:table-cell>
          <table:table-cell table:style-name="Table1.A3" office:value-type="string">
            <text:p text:style-name="P84"><text:span text:style-name="T30">name: </text:span><text:span text:style-name="T5">Name of the skin reader instance to identify it. (</text:span><text:span text:style-name="T7">string</text:span><text:span text:style-name="T5">)</text:span></text:p>
          </table:table-cell>
          <table:table-cell table:style-name="Table1.A2" office:value-type="string">
            <text:p text:style-name="P26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86"/>
          </table:table-cell>
          <table:table-cell table:style-name="Table1.A2" office:value-type="string">
            <text:p text:style-name="P86"/>
          </table:table-cell>
        </table:table-row>
        <table:table-row>
          <table:table-cell table:style-name="Table1.A2" table:number-columns-spanned="4" office:value-type="string">
            <text:p text:style-name="P61"><text:span text:style-name="T184">V</text:span>isual reader member function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1">VisualRInit</text:p>
          </table:table-cell>
          <table:table-cell table:style-name="Table1.A3" office:value-type="string">
            <text:p text:style-name="P21"><text:span text:style-name="T167">Initializes the v</text:span>isual reader with given parameters. <text:span text:style-name="T168">Returns a failure indication flag.</text:span></text:p>
          </table:table-cell>
          <table:table-cell table:style-name="Table1.A3" office:value-type="string">
            <text:p text:style-name="P67"><text:span text:style-name="T41">e</text:span><text:span text:style-name="T30">ye:</text:span><text:span text:style-name="T122"> </text:span><text:span text:style-name="T150">Select the associated eye for the visual reader, ‘L’/‘l’ for the left eye and ‘R’/‘r’ for the right</text:span> <text:span text:style-name="T150">eye. (</text:span><text:span text:style-name="T106">char</text:span><text:span text:style-name="T112">)</text:span></text:p>
            <text:p text:style-name="P68"><text:span text:style-name="T30">fov_width:</text:span><text:span text:style-name="T122"> </text:span><text:span text:style-name="T151">Choose the width of the output field of view (fov). The iCub fov width is 60°. The default value is the </text:span>60<text:span text:style-name="T152">°. </text:span><text:span text:style-name="T113">(</text:span><text:span text:style-name="T107">double</text:span><text:span text:style-name="T113">)</text:span></text:p>
            <text:p text:style-name="P68"><text:span text:style-name="T30">fov_height:</text:span> <text:span text:style-name="T151">Choose the height of the output field of view (fov). The iCub fov height is 48°. The default value is the 48°. </text:span><text:span text:style-name="T113">(</text:span><text:span text:style-name="T108">double</text:span><text:span text:style-name="T113">)</text:span> </text:p>
            <text:p text:style-name="P69"><text:soft-page-break/><text:span text:style-name="T30">img_width:</text:span> <text:span text:style-name="T153">Select the out image width in pixel. The default simulator image output width is 320 px, therefore the default value is 320 px.</text:span> <text:span text:style-name="T114">(</text:span><text:span text:style-name="T106">int</text:span><text:span text:style-name="T114">)</text:span></text:p>
            <text:p text:style-name="P70"><text:span text:style-name="T111">img_</text:span><text:span text:style-name="T42">height</text:span><text:span text:style-name="T111">:</text:span><text:span text:style-name="T118"> </text:span><text:span text:style-name="T115">Select the out image </text:span><text:span text:style-name="T153">height</text:span><text:span text:style-name="T115"> in pixel. The default simulator image output </text:span><text:span text:style-name="T153">height</text:span><text:span text:style-name="T115"> is </text:span><text:span text:style-name="T116">240</text:span><text:span text:style-name="T115"> px, therefore the default value is </text:span><text:span text:style-name="T116">240</text:span><text:span text:style-name="T115"> px.</text:span><text:span text:style-name="T114"> (</text:span><text:span text:style-name="T109">int</text:span><text:span text:style-name="T114">)</text:span></text:p>
            <text:p text:style-name="P63"><text:span text:style-name="T40">fast_filter:</text:span><text:span text:style-name="T144"> </text:span><text:span text:style-name="T155">A flag to select the filter for the image up-scaling. In the case of true a faster filter is selected with a slightly worse quality </text:span><text:span text:style-name="T156">(</text:span><text:span text:style-name="T164">cv::</text:span><text:span text:style-name="T156">INTER_LINEAR)</text:span><text:span text:style-name="T155">. If the flag is not set, a filter with a higher quality is used, which is slower </text:span><text:span text:style-name="T165">(cv::INTER_CUBIC)</text:span><text:span text:style-name="T155">.</text:span><text:span text:style-name="T144"> </text:span><text:span text:style-name="T154">The default value for this parameter is t</text:span><text:span text:style-name="T144">ru</text:span><text:span text:style-name="T149">e. </text:span><text:span text:style-name="T119">(</text:span><text:span text:style-name="T106">bool</text:span><text:span text:style-name="T119">)</text:span></text:p>
          </table:table-cell>
          <table:table-cell table:style-name="Table1.A2" office:value-type="string">
            <text:p text:style-name="P27"><text:span text:style-name="T67">A failure indication value, being true for a successful execution. (</text:span><text:span text:style-name="T10">b</text:span><text:span text:style-name="T14">ool</text:span><text:span text:style-name="T67">)</text:span></text:p>
          </table:table-cell>
        </table:table-row>
        <table:table-row>
          <table:table-cell table:style-name="Table1.A3" office:value-type="string">
            <text:p text:style-name="P21"><text:s/>VisualRReadFromBuf</text:p>
          </table:table-cell>
          <table:table-cell table:style-name="Table1.A3" office:value-type="string">
            <text:p text:style-name="P21"><text:span text:style-name="T169">This method returns an </text:span>image vector from the image buffer and remove<text:span text:style-name="T170">s</text:span> it from the buffer</text:p>
          </table:table-cell>
          <table:table-cell table:style-name="Table1.A3" office:value-type="string">
            <text:p text:style-name="P86">-</text:p>
          </table:table-cell>
          <table:table-cell table:style-name="Table1.A2" office:value-type="string">
            <text:p text:style-name="P28"><text:span text:style-name="T166">The camera image of the selected eye. The image is normalized and flattened from 2-D to 1-D (</text:span><text:span text:style-name="T18">C++: </text:span><text:span text:style-name="T7">vector[double]; </text:span><text:span text:style-name="T18">Python: </text:span><text:span text:style-name="T19">n</text:span><text:span text:style-name="T18">umpy array</text:span><text:span text:style-name="T141">)</text:span></text:p>
          </table:table-cell>
        </table:table-row>
        <table:table-row>
          <table:table-cell table:style-name="Table1.A3" office:value-type="string">
            <text:p text:style-name="P21">VisualRStart</text:p>
          </table:table-cell>
          <table:table-cell table:style-name="Table1.A3" office:value-type="string">
            <text:p text:style-name="P21"><text:span text:style-name="T171">This method </text:span>start<text:span text:style-name="T171">s </text:span>YARP-RF-Module, <text:span text:style-name="T172">which reads the images from the iCub, normalizes and flatten the images and finally stores them in a buffer.</text:span></text:p>
          </table:table-cell>
          <table:table-cell table:style-name="Table1.A3" office:value-type="string">
            <text:p text:style-name="P29">-</text:p>
          </table:table-cell>
          <table:table-cell table:style-name="Table1.A2" office:value-type="string">
            <text:p text:style-name="P86">-</text:p>
          </table:table-cell>
        </table:table-row>
        <table:table-row>
          <table:table-cell table:style-name="Table1.A3" office:value-type="string">
            <text:p text:style-name="P21">VisualRStop</text:p>
          </table:table-cell>
          <table:table-cell table:style-name="Table1.A3" office:value-type="string">
            <text:p text:style-name="P21"><text:span text:style-name="T173">This</text:span> stop <text:span text:style-name="T173">the </text:span>RF-Module, <text:span text:style-name="T174">reading the images from the iCub and terminates it.</text:span></text:p>
          </table:table-cell>
          <table:table-cell table:style-name="Table1.A3" office:value-type="string">
            <text:p text:style-name="P86">-</text:p>
          </table:table-cell>
          <table:table-cell table:style-name="Table1.A2" office:value-type="string">
            <text:p text:style-name="P86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FreeMono" svg:font-family="FreeMono" style:font-family-generic="modern" style:font-pitch="fixed"/>
    <style:font-face style:name="DejaVu Math TeX Gyre" svg:font-family="'DejaVu Math TeX Gyre'" style:font-pitch="variable"/>
    <style:font-face style:name="Norasi" svg:font-family="Norasi" style:font-pitch="variable"/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1:49:17.208572909</meta:creation-date>
    <meta:editing-cycles>351</meta:editing-cycles>
    <meta:editing-duration>P1DT23H43M44S</meta:editing-duration>
    <dc:date>2019-12-03T13:23:23.945376087</dc:date>
    <meta:generator>LibreOffice/6.0.7.3$Linux_X86_64 LibreOffice_project/00m0$Build-3</meta:generator>
    <meta:document-statistic meta:table-count="1" meta:image-count="0" meta:object-count="0" meta:page-count="6" meta:paragraph-count="176" meta:word-count="1665" meta:character-count="10561" meta:non-whitespace-character-count="9063"/>
    <meta:user-defined meta:name="Language">Deutsch</meta:user-defined>
  </office:meta>
</office:document-meta>
</file>